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05cm" fo:min-width="4.3cm"/>
    </style:style>
    <style:style style:name="gr2" style:family="graphic" style:parent-style-name="standard">
      <style:graphic-properties draw:textarea-horizontal-align="justify" draw:textarea-vertical-align="middle" draw:auto-grow-height="false" fo:min-height="2.15cm" fo:min-width="5.7cm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1.35cm" fo:min-width="5cm"/>
    </style:style>
    <style:style style:name="gr5" style:family="graphic" style:parent-style-name="standard">
      <style:graphic-properties draw:textarea-horizontal-align="justify" draw:textarea-vertical-align="middle" draw:auto-grow-height="false" fo:min-height="1.95cm" fo:min-width="5.1cm"/>
    </style:style>
    <style:style style:name="gr6" style:family="graphic" style:parent-style-name="standard">
      <style:graphic-properties draw:textarea-horizontal-align="justify" draw:textarea-vertical-align="middle" draw:auto-grow-height="false" fo:min-height="1.45cm" fo:min-width="5.4cm"/>
    </style:style>
    <style:style style:name="gr7" style:family="graphic" style:parent-style-name="standard">
      <style:graphic-properties draw:textarea-horizontal-align="justify" draw:textarea-vertical-align="middle" draw:auto-grow-height="false" fo:min-height="2.05cm" fo:min-width="9cm"/>
    </style:style>
    <style:style style:name="gr8" style:family="graphic" style:parent-style-name="standard">
      <style:graphic-properties draw:textarea-horizontal-align="justify" draw:textarea-vertical-align="middle" draw:auto-grow-height="false" fo:min-height="1.95cm" fo:min-width="8.9cm"/>
    </style:style>
    <style:style style:name="gr9" style:family="graphic" style:parent-style-name="standard">
      <style:graphic-properties draw:textarea-horizontal-align="justify" draw:textarea-vertical-align="middle" draw:auto-grow-height="false" fo:min-height="2.05cm" fo:min-width="9.1cm"/>
    </style:style>
    <style:style style:name="gr10" style:family="graphic" style:parent-style-name="standard">
      <style:graphic-properties draw:textarea-horizontal-align="justify" draw:textarea-vertical-align="middle" draw:auto-grow-height="false" fo:min-height="1.65cm" fo:min-width="9.1cm"/>
    </style:style>
    <style:style style:name="gr11" style:family="graphic" style:parent-style-name="standard">
      <style:graphic-properties draw:textarea-horizontal-align="justify" draw:textarea-vertical-align="middle" draw:auto-grow-height="false" fo:min-height="1.85cm" fo:min-width="9.1cm"/>
    </style:style>
    <style:style style:name="gr12" style:family="graphic" style:parent-style-name="standard">
      <style:graphic-properties draw:textarea-horizontal-align="justify" draw:textarea-vertical-align="middle" draw:auto-grow-height="false" fo:min-height="2.25cm" fo:min-width="9.2cm"/>
    </style:style>
    <style:style style:name="gr13" style:family="graphic" style:parent-style-name="standard">
      <style:graphic-properties draw:textarea-horizontal-align="justify" draw:textarea-vertical-align="middle" draw:auto-grow-height="false" fo:min-height="1.85cm" fo:min-width="9.3cm"/>
    </style:style>
    <style:style style:name="gr14" style:family="graphic" style:parent-style-name="standard">
      <style:graphic-properties draw:textarea-horizontal-align="justify" draw:textarea-vertical-align="middle" draw:auto-grow-height="false" fo:min-height="1.75cm" fo:min-width="9.5cm"/>
    </style:style>
    <style:style style:name="gr15" style:family="graphic" style:parent-style-name="standard">
      <style:graphic-properties draw:textarea-horizontal-align="justify" draw:textarea-vertical-align="middle" draw:auto-grow-height="false" fo:min-height="2.75cm" fo:min-width="9.7cm"/>
    </style:style>
    <style:style style:name="gr16" style:family="graphic" style:parent-style-name="standard">
      <style:graphic-properties draw:textarea-horizontal-align="justify" draw:textarea-vertical-align="middle" draw:auto-grow-height="false" fo:min-height="1.75cm" fo:min-width="7.9cm"/>
    </style:style>
    <style:style style:name="gr17" style:family="graphic" style:parent-style-name="standard">
      <style:graphic-properties draw:textarea-horizontal-align="justify" draw:textarea-vertical-align="middle" draw:auto-grow-height="false" fo:min-height="2.15cm" fo:min-width="8.8cm"/>
    </style:style>
    <style:style style:name="gr18" style:family="graphic" style:parent-style-name="standard">
      <style:graphic-properties draw:textarea-horizontal-align="justify" draw:textarea-vertical-align="middle" draw:auto-grow-height="false" fo:min-height="2.55cm" fo:min-width="7.1cm"/>
    </style:style>
    <style:style style:name="gr19" style:family="graphic" style:parent-style-name="standard">
      <style:graphic-properties draw:textarea-horizontal-align="justify" draw:textarea-vertical-align="middle" draw:auto-grow-height="false" fo:min-height="2.15cm" fo:min-width="9cm"/>
    </style:style>
    <style:style style:name="gr20" style:family="graphic" style:parent-style-name="standard">
      <style:graphic-properties draw:textarea-horizontal-align="justify" draw:textarea-vertical-align="middle" draw:auto-grow-height="false" fo:min-height="2.25cm" fo:min-width="9cm"/>
    </style:style>
    <style:style style:name="gr21" style:family="graphic" style:parent-style-name="standard">
      <style:graphic-properties draw:textarea-horizontal-align="justify" draw:textarea-vertical-align="middle" draw:auto-grow-height="false" fo:min-height="2.95cm" fo:min-width="9cm"/>
    </style:style>
    <style:style style:name="gr22" style:family="graphic" style:parent-style-name="standard">
      <style:graphic-properties draw:textarea-horizontal-align="justify" draw:textarea-vertical-align="middle" draw:auto-grow-height="false" fo:min-height="2.45cm" fo:min-width="9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4.8cm" svg:height="1.3cm" svg:x="0.8cm" svg:y="23.3cm">
          <text:p text:style-name="P1">Fil électronique</text:p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6.2cm" svg:height="2.4cm" svg:x="7cm" svg:y="7.5cm">
          <text:p text:style-name="P1">Offrir aux lecteurs une</text:p>
          <text:p text:style-name="P1">Expérience intéractive</text:p>
          <text:p text:style-name="P1">Avec le journal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5.6cm" svg:y1="23.95cm" svg:x2="7cm" svg:y2="8.7cm" draw:start-shape="id1" draw:start-glue-point="1" draw:end-shape="id2" draw:end-glue-point="3" svg:d="M5600 23950h700v-15250h700" svg:viewBox="0 0 1401 15251">
          <text:p/>
        </draw:connector>
        <draw:custom-shape draw:style-name="gr4" draw:text-style-name="P1" xml:id="id3" draw:id="id3" draw:layer="layout" svg:width="5.5cm" svg:height="1.6cm" svg:x="15.5cm" svg:y="4.7cm">
          <text:p text:style-name="P1">Avoir un contenu</text:p>
          <text:p text:style-name="P1">Publié de qualité</text:p>
          <draw:enhanced-geometry svg:viewBox="0 0 21600 21600" draw:type="rectangle" draw:enhanced-path="M 0 0 L 21600 0 21600 21600 0 21600 0 0 Z N"/>
        </draw:custom-shape>
        <draw:custom-shape draw:style-name="gr5" draw:text-style-name="P1" xml:id="id4" draw:id="id4" draw:layer="layout" svg:width="5.6cm" svg:height="2.2cm" svg:x="15.5cm" svg:y="10.6cm">
          <text:p text:style-name="P1">Donner un espace</text:p>
          <text:p text:style-name="P1">D'expression pour</text:p>
          <text:p text:style-name="P1">Le lecteur</text:p>
          <draw:enhanced-geometry svg:viewBox="0 0 21600 21600" draw:type="rectangle" draw:enhanced-path="M 0 0 L 21600 0 21600 21600 0 21600 0 0 Z N"/>
        </draw:custom-shape>
        <draw:custom-shape draw:style-name="gr6" draw:text-style-name="P1" xml:id="id5" draw:id="id5" draw:layer="layout" svg:width="5.9cm" svg:height="1.7cm" svg:x="15.3cm" svg:y="18.4cm">
          <text:p text:style-name="P1">Faciliter la navigation</text:p>
          <text:p text:style-name="P1">Sur le site</text:p>
          <draw:enhanced-geometry svg:viewBox="0 0 21600 21600" draw:type="rectangle" draw:enhanced-path="M 0 0 L 21600 0 21600 21600 0 21600 0 0 Z N"/>
        </draw:custom-shape>
        <draw:custom-shape draw:style-name="gr7" draw:text-style-name="P1" xml:id="id6" draw:id="id6" draw:layer="layout" svg:width="9.5cm" svg:height="2.3cm" svg:x="23.2cm" svg:y="0.8cm">
          <text:p text:style-name="P1">Mettre en avant</text:p>
          <text:p text:style-name="P1">Des informations phrares</text:p>
          <text:p text:style-name="P1">(rubriques, articles, commentaires</text:p>
          <draw:enhanced-geometry svg:viewBox="0 0 21600 21600" draw:type="rectangle" draw:enhanced-path="M 0 0 L 21600 0 21600 21600 0 21600 0 0 Z N"/>
        </draw:custom-shape>
        <draw:custom-shape draw:style-name="gr8" draw:text-style-name="P1" xml:id="id7" draw:id="id7" draw:layer="layout" svg:width="9.4cm" svg:height="2.2cm" svg:x="23.4cm" svg:y="4.5cm">
          <text:p text:style-name="P1">Sélectionner rigoureusement</text:p>
          <text:p text:style-name="P1">&amp; systématiquement</text:p>
          <text:p text:style-name="P1">Les articles avant publication</text:p>
          <draw:enhanced-geometry svg:viewBox="0 0 21600 21600" draw:type="rectangle" draw:enhanced-path="M 0 0 L 21600 0 21600 21600 0 21600 0 0 Z N"/>
        </draw:custom-shape>
        <draw:custom-shape draw:style-name="gr9" draw:text-style-name="P1" xml:id="id8" draw:id="id8" draw:layer="layout" svg:width="9.6cm" svg:height="2.3cm" svg:x="23.3cm" svg:y="7.7cm">
          <text:p text:style-name="P1">Modérer les commentaires</text:p>
          <text:p text:style-name="P1">Jugés inappropriés</text:p>
          <draw:enhanced-geometry svg:viewBox="0 0 21600 21600" draw:type="rectangle" draw:enhanced-path="M 0 0 L 21600 0 21600 21600 0 21600 0 0 Z N"/>
        </draw:custom-shape>
        <draw:custom-shape draw:style-name="gr10" draw:text-style-name="P1" xml:id="id9" draw:id="id9" draw:layer="layout" svg:width="9.6cm" svg:height="1.9cm" svg:x="23.3cm" svg:y="11.2cm">
          <text:p text:style-name="P1">Permettre au lecteur de donner</text:p>
          <text:p text:style-name="P1">Son avivs via un système</text:p>
          <text:p text:style-name="P1">De commentaires</text:p>
          <draw:enhanced-geometry svg:viewBox="0 0 21600 21600" draw:type="rectangle" draw:enhanced-path="M 0 0 L 21600 0 21600 21600 0 21600 0 0 Z N"/>
        </draw:custom-shape>
        <draw:custom-shape draw:style-name="gr11" draw:text-style-name="P1" xml:id="id10" draw:id="id10" draw:layer="layout" svg:width="9.6cm" svg:height="2.1cm" svg:x="23.5cm" svg:y="15.6cm">
          <text:p text:style-name="P1">Permettre de trouver facilement</text:p>
          <text:p text:style-name="P1">Une information recherchée</text:p>
          <draw:enhanced-geometry svg:viewBox="0 0 21600 21600" draw:type="rectangle" draw:enhanced-path="M 0 0 L 21600 0 21600 21600 0 21600 0 0 Z N"/>
        </draw:custom-shape>
        <draw:custom-shape draw:style-name="gr12" draw:text-style-name="P1" xml:id="id11" draw:id="id11" draw:layer="layout" svg:width="9.7cm" svg:height="2.5cm" svg:x="23.4cm" svg:y="21.8cm">
          <text:p text:style-name="P1">Aiguillerla navigation vers des </text:p>
          <text:p text:style-name="P1">Articles qui pourraient intéresser</text:p>
          <text:p text:style-name="P1">Le lecteur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13.2cm" svg:y1="8.7cm" svg:x2="15.5cm" svg:y2="5.5cm" draw:start-shape="id2" draw:start-glue-point="1" draw:end-shape="id3" draw:end-glue-point="3" svg:d="M13200 8700h1151v-3200h1149" svg:viewBox="0 0 2301 3201">
          <text:p/>
        </draw:connector>
        <draw:connector draw:style-name="gr3" draw:text-style-name="P1" draw:layer="layout" svg:x1="13.2cm" svg:y1="8.7cm" svg:x2="15.5cm" svg:y2="11.7cm" draw:start-shape="id2" draw:start-glue-point="1" draw:end-shape="id4" svg:d="M13200 8700h1151v3000h1149" svg:viewBox="0 0 2301 3001">
          <text:p/>
        </draw:connector>
        <draw:connector draw:style-name="gr3" draw:text-style-name="P1" draw:layer="layout" svg:x1="13.2cm" svg:y1="8.7cm" svg:x2="15.3cm" svg:y2="19.25cm" draw:start-shape="id2" draw:start-glue-point="1" draw:end-shape="id5" svg:d="M13200 8700h1051v10550h1049" svg:viewBox="0 0 2101 10551">
          <text:p/>
        </draw:connector>
        <draw:connector draw:style-name="gr3" draw:text-style-name="P1" draw:layer="layout" svg:x1="21cm" svg:y1="5.5cm" svg:x2="23.2cm" svg:y2="1.95cm" draw:start-shape="id3" draw:start-glue-point="1" draw:end-shape="id6" draw:end-glue-point="3" svg:d="M21000 5500h1100v-3550h1100" svg:viewBox="0 0 2201 3551">
          <text:p/>
        </draw:connector>
        <draw:connector draw:style-name="gr3" draw:text-style-name="P1" draw:layer="layout" svg:x1="21cm" svg:y1="5.5cm" svg:x2="23.4cm" svg:y2="5.6cm" draw:start-shape="id3" draw:start-glue-point="1" draw:end-shape="id7" draw:end-glue-point="3" svg:d="M21000 5500h1200v100h1200" svg:viewBox="0 0 2401 101">
          <text:p/>
        </draw:connector>
        <draw:connector draw:style-name="gr3" draw:text-style-name="P1" draw:layer="layout" svg:x1="21cm" svg:y1="5.5cm" svg:x2="23.3cm" svg:y2="8.85cm" draw:start-shape="id3" draw:start-glue-point="1" draw:end-shape="id8" svg:d="M21000 5500h1150v3350h1150" svg:viewBox="0 0 2301 3351">
          <text:p/>
        </draw:connector>
        <draw:connector draw:style-name="gr3" draw:text-style-name="P1" draw:layer="layout" svg:x1="21.1cm" svg:y1="11.7cm" svg:x2="23.3cm" svg:y2="12.15cm" draw:start-shape="id4" draw:start-glue-point="1" draw:end-shape="id9" draw:end-glue-point="3" svg:d="M21100 11700h1100v450h1100" svg:viewBox="0 0 2201 451">
          <text:p/>
        </draw:connector>
        <draw:connector draw:style-name="gr3" draw:text-style-name="P1" draw:layer="layout" svg:x1="21.2cm" svg:y1="19.25cm" svg:x2="23.5cm" svg:y2="16.65cm" draw:start-shape="id5" draw:start-glue-point="1" draw:end-shape="id10" draw:end-glue-point="3" svg:d="M21200 19250h1150v-2600h1150" svg:viewBox="0 0 2301 2601">
          <text:p/>
        </draw:connector>
        <draw:connector draw:style-name="gr3" draw:text-style-name="P1" draw:layer="layout" svg:x1="21.2cm" svg:y1="19.25cm" svg:x2="23.4cm" svg:y2="23.05cm" draw:start-shape="id5" draw:start-glue-point="1" draw:end-shape="id11" draw:end-glue-point="3" svg:d="M21200 19250h1100v3800h1100" svg:viewBox="0 0 2201 3801">
          <text:p/>
        </draw:connector>
        <draw:custom-shape draw:style-name="gr13" draw:text-style-name="P1" xml:id="id12" draw:id="id12" draw:layer="layout" svg:width="9.8cm" svg:height="2.1cm" svg:x="36.1cm" svg:y="13.8cm">
          <text:p text:style-name="P1">Permettre la recherche d'un mot</text:p>
          <text:p text:style-name="P1">Ou d'une idée</text:p>
          <draw:enhanced-geometry svg:viewBox="0 0 21600 21600" draw:type="rectangle" draw:enhanced-path="M 0 0 L 21600 0 21600 21600 0 21600 0 0 Z N"/>
        </draw:custom-shape>
        <draw:custom-shape draw:style-name="gr14" draw:text-style-name="P1" xml:id="id13" draw:id="id13" draw:layer="layout" svg:width="10cm" svg:height="2cm" svg:x="35.9cm" svg:y="18.1cm">
          <text:p text:style-name="P1">Trier les articles selon des thèmes</text:p>
          <draw:enhanced-geometry svg:viewBox="0 0 21600 21600" draw:type="rectangle" draw:enhanced-path="M 0 0 L 21600 0 21600 21600 0 21600 0 0 Z N"/>
        </draw:custom-shape>
        <draw:custom-shape draw:style-name="gr15" draw:text-style-name="P1" xml:id="id14" draw:id="id14" draw:layer="layout" svg:width="10.2cm" svg:height="3cm" svg:x="35.9cm" svg:y="21.6cm">
          <text:p text:style-name="P1">Lier des articles entre eux et</text:p>
          <text:p text:style-name="P1">Permettre au lecteur de naviguer</text:p>
          <text:p text:style-name="P1">Entre ces derniers</text:p>
          <draw:enhanced-geometry svg:viewBox="0 0 21600 21600" draw:type="rectangle" draw:enhanced-path="M 0 0 L 21600 0 21600 21600 0 21600 0 0 Z N"/>
        </draw:custom-shape>
        <draw:custom-shape draw:style-name="gr16" draw:text-style-name="P1" xml:id="id15" draw:id="id15" draw:layer="layout" svg:width="8.4cm" svg:height="2cm" svg:x="48.2cm" svg:y="13.9cm">
          <text:p text:style-name="P1">Associer des mots clés à des</text:p>
          <text:p text:style-name="P1">articles</text:p>
          <draw:enhanced-geometry svg:viewBox="0 0 21600 21600" draw:type="rectangle" draw:enhanced-path="M 0 0 L 21600 0 21600 21600 0 21600 0 0 Z N"/>
        </draw:custom-shape>
        <draw:custom-shape draw:style-name="gr17" draw:text-style-name="P1" xml:id="id16" draw:id="id16" draw:layer="layout" svg:width="9.3cm" svg:height="2.4cm" svg:x="47.9cm" svg:y="18.3cm">
          <text:p text:style-name="P1">Classer les articles dans des</text:p>
          <text:p text:style-name="P1">Rubriques et des sous-rubriques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33.1cm" svg:y1="16.65cm" svg:x2="36.1cm" svg:y2="14.85cm" draw:start-shape="id10" draw:start-glue-point="1" draw:end-shape="id12" draw:end-glue-point="3" svg:d="M33100 16650h1500v-1800h1500" svg:viewBox="0 0 3001 1801">
          <text:p/>
        </draw:connector>
        <draw:connector draw:style-name="gr3" draw:text-style-name="P1" draw:layer="layout" svg:x1="33.1cm" svg:y1="16.65cm" svg:x2="35.9cm" svg:y2="19.1cm" draw:start-shape="id10" draw:start-glue-point="1" draw:end-shape="id13" svg:d="M33100 16650h1400v2450h1400" svg:viewBox="0 0 2801 2451">
          <text:p/>
        </draw:connector>
        <draw:connector draw:style-name="gr3" draw:text-style-name="P1" draw:layer="layout" svg:x1="33.1cm" svg:y1="23.05cm" svg:x2="35.9cm" svg:y2="23.1cm" draw:start-shape="id11" draw:start-glue-point="1" draw:end-shape="id14" draw:end-glue-point="3" svg:d="M33100 23050h1400v50h1400" svg:viewBox="0 0 2801 51">
          <text:p/>
        </draw:connector>
        <draw:connector draw:style-name="gr3" draw:text-style-name="P1" draw:layer="layout" svg:x1="45.9cm" svg:y1="14.85cm" svg:x2="48.2cm" svg:y2="14.9cm" draw:start-shape="id12" draw:start-glue-point="1" draw:end-shape="id15" draw:end-glue-point="3" svg:d="M45900 14850h1150v50h1150" svg:viewBox="0 0 2301 51">
          <text:p/>
        </draw:connector>
        <draw:connector draw:style-name="gr3" draw:text-style-name="P1" draw:layer="layout" svg:x1="45.9cm" svg:y1="19.1cm" svg:x2="47.9cm" svg:y2="19.5cm" draw:start-shape="id13" draw:start-glue-point="1" draw:end-shape="id16" draw:end-glue-point="3" svg:d="M45900 19100h1000v400h1000" svg:viewBox="0 0 2001 401">
          <text:p/>
        </draw:connector>
        <draw:custom-shape draw:style-name="gr18" draw:text-style-name="P1" xml:id="id17" draw:id="id17" draw:layer="layout" svg:width="7.6cm" svg:height="2.8cm" svg:x="7cm" svg:y="33.6cm">
          <text:p text:style-name="P1">Donner un outil de gestion</text:p>
          <text:p text:style-name="P1">Efficace pour une équiê</text:p>
          <text:p text:style-name="P1">étudiante</text:p>
          <draw:enhanced-geometry svg:viewBox="0 0 21600 21600" draw:type="rectangle" draw:enhanced-path="M 0 0 L 21600 0 21600 21600 0 21600 0 0 Z N"/>
        </draw:custom-shape>
        <draw:custom-shape draw:style-name="gr19" draw:text-style-name="P1" xml:id="id18" draw:id="id18" draw:layer="layout" svg:width="9.5cm" svg:height="2.4cm" svg:x="16.8cm" svg:y="29.2cm">
          <text:p text:style-name="P1">Décomposer les rôles</text:p>
          <text:p text:style-name="P1">Comme un vrai journal</text:p>
          <draw:enhanced-geometry svg:viewBox="0 0 21600 21600" draw:type="rectangle" draw:enhanced-path="M 0 0 L 21600 0 21600 21600 0 21600 0 0 Z N"/>
        </draw:custom-shape>
        <draw:custom-shape draw:style-name="gr20" draw:text-style-name="P1" xml:id="id19" draw:id="id19" draw:layer="layout" svg:width="9.5cm" svg:height="2.5cm" svg:x="16.8cm" svg:y="37.7cm">
          <text:p text:style-name="P1">Garder une trace de toutes les</text:p>
          <text:p text:style-name="P1">Actions effectuées sur le site</text:p>
          <draw:enhanced-geometry svg:viewBox="0 0 21600 21600" draw:type="rectangle" draw:enhanced-path="M 0 0 L 21600 0 21600 21600 0 21600 0 0 Z N"/>
        </draw:custom-shape>
        <draw:custom-shape draw:style-name="gr21" draw:text-style-name="P1" xml:id="id20" draw:id="id20" draw:layer="layout" svg:width="9.5cm" svg:height="3.2cm" svg:x="29.3cm" svg:y="26.3cm">
          <text:p text:style-name="P1">Séparation de l'administration</text:p>
          <text:p text:style-name="P1">Du site et de la rédaction /gestion</text:p>
          <text:p text:style-name="P1">Des articles</text:p>
          <draw:enhanced-geometry svg:viewBox="0 0 21600 21600" draw:type="rectangle" draw:enhanced-path="M 0 0 L 21600 0 21600 21600 0 21600 0 0 Z N"/>
        </draw:custom-shape>
        <draw:custom-shape draw:style-name="gr22" draw:text-style-name="P1" xml:id="id21" draw:id="id21" draw:layer="layout" svg:width="9.5cm" svg:height="2.7cm" svg:x="29.3cm" svg:y="32.5cm">
          <text:p text:style-name="P1">Permettre une gestion</text:p>
          <text:p text:style-name="P1">Facile et intelligente des</text:p>
          <text:p text:style-name="P1">permissions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5.6cm" svg:y1="23.95cm" svg:x2="7cm" svg:y2="35cm" draw:start-shape="id1" draw:start-glue-point="1" draw:end-shape="id17" draw:end-glue-point="3" svg:d="M5600 23950h700v11050h700" svg:viewBox="0 0 1401 11051">
          <text:p/>
        </draw:connector>
        <draw:connector draw:style-name="gr3" draw:text-style-name="P1" draw:layer="layout" svg:x1="14.6cm" svg:y1="35cm" svg:x2="16.8cm" svg:y2="30.4cm" draw:start-shape="id17" draw:start-glue-point="1" draw:end-shape="id18" draw:end-glue-point="3" svg:d="M14600 35000h1100v-4600h1100" svg:viewBox="0 0 2201 4601">
          <text:p/>
        </draw:connector>
        <draw:connector draw:style-name="gr3" draw:text-style-name="P1" draw:layer="layout" svg:x1="14.6cm" svg:y1="35cm" svg:x2="16.8cm" svg:y2="38.95cm" draw:start-shape="id17" draw:start-glue-point="1" draw:end-shape="id19" draw:end-glue-point="3" svg:d="M14600 35000h1100v3950h1100" svg:viewBox="0 0 2201 3951">
          <text:p/>
        </draw:connector>
        <draw:connector draw:style-name="gr3" draw:text-style-name="P1" draw:layer="layout" svg:x1="26.3cm" svg:y1="30.4cm" svg:x2="29.3cm" svg:y2="27.9cm" draw:start-shape="id18" draw:start-glue-point="1" draw:end-shape="id20" draw:end-glue-point="3" svg:d="M26300 30400h1500v-2500h1500" svg:viewBox="0 0 3001 2501">
          <text:p/>
        </draw:connector>
        <draw:connector draw:style-name="gr3" draw:text-style-name="P1" draw:layer="layout" svg:x1="26.3cm" svg:y1="30.4cm" svg:x2="29.3cm" svg:y2="33.85cm" draw:start-shape="id18" draw:start-glue-point="1" draw:end-shape="id21" draw:end-glue-point="3" svg:d="M26300 30400h1500v3450h1500" svg:viewBox="0 0 3001 345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60cm" fo:page-height="5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21T10:14:30.468564093</meta:creation-date>
    <dc:date>2015-03-21T10:34:19.176499958</dc:date>
    <meta:editing-duration>PT4M38S</meta:editing-duration>
    <meta:editing-cycles>1</meta:editing-cycles>
    <meta:document-statistic meta:object-count="41"/>
    <meta:generator>LibreOffice/4.4.1.2$Linux_X86_64 LibreOffice_project/40m0$Build-2</meta:generator>
  </office:meta>
</office:document-meta>
</file>